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fd0f8" officeooo:paragraph-rsid="001fd0f8"/>
    </style:style>
    <style:style style:name="P2" style:family="paragraph" style:parent-style-name="Standard">
      <style:paragraph-properties fo:text-align="justify" style:justify-single-word="false"/>
      <style:text-properties officeooo:rsid="002175c9" officeooo:paragraph-rsid="002175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gmentierung</text:p>
      <text:p text:style-name="P1">Horizontal vs Vertikal: (Tabelle Horizontal bzw Vertikal splitten)</text:p>
      <text:p text:style-name="P1"/>
      <text:p text:style-name="P2">MongoDB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4-01T15:18:26.536438300</dc:date>
    <meta:editing-duration>PT2H31M21S</meta:editing-duration>
    <meta:editing-cycles>11</meta:editing-cycles>
    <meta:document-statistic meta:table-count="0" meta:image-count="0" meta:object-count="0" meta:page-count="1" meta:paragraph-count="3" meta:word-count="10" meta:character-count="87" meta:non-whitespace-character-count="80"/>
  </office:meta>
</office:document-meta>
</file>